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justify" style:justify-single-word="false"/>
    </style:style>
    <style:style style:name="T1" style:family="text">
      <style:text-properties officeooo:rsid="0016d41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Resumo – </text:span><text:span text:style-name="Strong_20_Emphasis"><text:span text:style-name="T1">Dia 1</text:span></text:span></text:h>
      <text:p text:style-name="P2">Os bancos de dados (BD) surgiram para solucionar a necessidade de armazenar, organizar e recuperar informações de forma eficiente. Eles consistem em coleções de dados logicamente relacionados e gerenciados por sistemas chamados Sistemas de Gerenciamento de Bancos de Dados (SGBD). Esses sistemas garantem a segurança, confiabilidade e acessibilidade dos dados, permitindo operações como inserção, consulta, atualização e exclusão.</text:p>
      <text:p text:style-name="P2">A história dos bancos de dados remonta ao final da década de 1960, quando as empresas começaram a demandar soluções mais estruturadas para armazenamento de informações. A IBM foi pioneira no conceito de bancos de dados relacionais e desenvolveu a Structured Query Language (SQL), que se tornou o padrão da indústria. Embora a IBM tenha introduzido o conceito, o primeiro sistema comercial foi lançado pela Honeywell em 1976. Desde então, os bancos de dados evoluíram, dando origem a sistemas como SQL/DS e DB2.</text:p>
      <text:p text:style-name="Horizontal_20_Line"/>
      <text:h text:style-name="Heading_20_3" text:outline-level="3"><text:span text:style-name="Strong_20_Emphasis">Perguntas e Respostas</text:span></text:h>
      <text:list text:style-name="L1">
        <text:list-item>
          <text:p text:style-name="P1"><text:span text:style-name="Strong_20_Emphasis">O que é um banco de dados?</text:span><text:line-break/>Um banco de dados é uma coleção organizada de dados relacionados que possuem significado inerente dentro de um determinado contexto.</text:p>
        </text:list-item>
        <text:list-item>
          <text:p text:style-name="P1"><text:span text:style-name="Strong_20_Emphasis">Qual a importância dos bancos de dados?</text:span><text:line-break/>Eles permitem armazenar, organizar e recuperar informações de forma eficiente, garantindo segurança, confiabilidade e acessibilidade aos dados.</text:p>
        </text:list-item>
        <text:list-item>
          <text:p text:style-name="P1"><text:span text:style-name="Strong_20_Emphasis">O que é um Sistema de Gerenciamento de Banco de Dados (SGBD)?</text:span><text:line-break/>É um software que gerencia bancos de dados, permitindo realizar operações como inserção, consulta, atualização e exclusão de dados.</text:p>
        </text:list-item>
        <text:list-item>
          <text:p text:style-name="P1"><text:span text:style-name="Strong_20_Emphasis">Por que os dados precisam estar organizados em um banco de dados?</text:span><text:line-break/>Para facilitar a recuperação e manipulação das informações, garantindo que tenham um propósito e façam sentido dentro do sistema em que estão inseridos.</text:p>
        </text:list-item>
        <text:list-item>
          <text:p text:style-name="P1"><text:span text:style-name="Strong_20_Emphasis">Quando surgiram os primeiros sistemas de bancos de dados?</text:span><text:line-break/>No final da década de 1960, quando as empresas passaram a precisar de soluções mais eficientes para o armazenamento de informações.</text:p>
        </text:list-item>
        <text:list-item>
          <text:p text:style-name="P1"><text:span text:style-name="Strong_20_Emphasis">Quais empresas foram pioneiras no desenvolvimento de bancos de dados?</text:span><text:line-break/>IBM, Oracle e Sybase foram algumas das empresas que impulsionaram o desenvolvimento dos bancos de dados.</text:p>
        </text:list-item>
        <text:list-item>
          <text:p text:style-name="P1"><text:span text:style-name="Strong_20_Emphasis">O que a IBM contribuiu para a evolução dos bancos de dados?</text:span><text:line-break/>A IBM desenvolveu o conceito de bancos de dados relacionais e criou a linguagem SQL, que se tornou o padrão da indústria.</text:p>
        </text:list-item>
        <text:list-item>
          <text:p text:style-name="P1"><text:span text:style-name="Strong_20_Emphasis">Quem lançou o primeiro sistema comercial de banco de dados e quando?</text:span><text:line-break/>A Honeywell lançou o primeiro sistema comercial em 1976.</text:p>
        </text:list-item>
        <text:list-item>
          <text:p text:style-name="P1"><text:span text:style-name="Strong_20_Emphasis">Quais foram alguns dos sistemas desenvolvidos pela IBM após a criação do SQL?</text:span><text:line-break/>A IBM desenvolveu sistemas como SQL/DS e DB2, que estabeleceram a base dos bancos de dados modernos.</text:p>
        </text:list-item>
        <text:list-item>
          <text:p text:style-name="P1"><text:soft-page-break/><text:span text:style-name="Strong_20_Emphasis">O que significa dizer que os dados possuem um “significado inerente”?</text:span><text:line-break/>Significa que os dados não são apenas números ou textos isolados, mas possuem um propósito e fazem sentido dentro de um sistema específico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1c1c1c" style:writing-mode="lr-tb" draw:fill="solid" draw:fill-color="#1c1c1c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08:26:56.041837770</meta:creation-date>
    <dc:date>2025-03-07T08:29:01.655644680</dc:date>
    <meta:editing-duration>PT2M6S</meta:editing-duration>
    <meta:editing-cycles>1</meta:editing-cycles>
    <meta:document-statistic meta:table-count="0" meta:image-count="0" meta:object-count="0" meta:page-count="2" meta:paragraph-count="14" meta:word-count="449" meta:character-count="2805" meta:non-whitespace-character-count="2379"/>
    <meta:generator>LibreOffice/7.4.7.2$Linux_X86_64 LibreOffice_project/40$Build-2</meta:generator>
  </office:meta>
</office:document-meta>
</file>